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ymbol" svg:font-family="Symbol"/>
    <style:font-face style:name="Times New Roman1" svg:font-family="'Times New Roman'" style:font-family-generic="roman"/>
    <style:font-face style:name="Arial1" svg:font-family="Arial, Helvetica"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Default">
      <style:paragraph-properties style:text-autospace="none"/>
      <style:text-properties fo:color="#000000" style:text-line-through-style="none" style:font-name="Arial" fo:font-size="12pt" fo:font-style="italic" style:text-underline-style="none" fo:font-weight="normal" style:font-name-asian="Arial1" style:font-size-asian="12pt" style:font-style-asian="italic" style:font-weight-asian="normal" style:font-name-complex="Arial1" style:font-size-complex="12pt" style:font-style-complex="italic" style:font-weight-complex="normal"/>
    </style:style>
    <style:style style:name="P2" style:family="paragraph" style:parent-style-name="Default">
      <style:paragraph-properties fo:text-align="center" style:justify-single-word="false" style:text-autospace="none"/>
    </style:style>
    <style:style style:name="P3" style:family="paragraph" style:parent-style-name="Default">
      <style:paragraph-properties style:text-autospace="none"/>
      <style:text-properties style:font-name="Arial" fo:font-size="12pt" style:font-size-asian="12pt" style:font-size-complex="12pt"/>
    </style:style>
    <style:style style:name="P4" style:family="paragraph" style:parent-style-name="Standard">
      <style:paragraph-properties style:text-autospace="none"/>
    </style:style>
    <style:style style:name="P5" style:family="paragraph" style:parent-style-name="Standard">
      <style:paragraph-properties style:text-autospace="none"/>
      <style:text-properties fo:color="#000000" style:text-line-through-style="none"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6" style:family="paragraph" style:parent-style-name="Standard">
      <style:paragraph-properties fo:text-align="justify" style:justify-single-word="false" style:text-autospace="none"/>
      <style:text-properties fo:color="#000000" style:text-line-through-style="none"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7" style:family="paragraph" style:parent-style-name="Standard">
      <style:paragraph-properties style:text-autospace="none"/>
      <style:text-properties fo:color="#000000" style:text-line-through-style="none" style:font-name="Arial" fo:font-size="12pt" fo:font-style="normal" style:text-underline-style="solid" style:text-underline-width="auto" style:text-underline-color="font-color" fo:font-weight="bold" style:font-name-asian="Arial1" style:font-size-asian="12pt" style:font-style-asian="normal" style:font-weight-asian="bold" style:font-name-complex="Arial1" style:font-size-complex="12pt" style:font-style-complex="normal" style:font-weight-complex="bold"/>
    </style:style>
    <style:style style:name="P8" style:family="paragraph" style:parent-style-name="Standard">
      <style:paragraph-properties style:text-autospace="none"/>
      <style:text-properties fo:color="#00cc00" style:text-line-through-style="none" style:font-name="Arial" fo:font-size="12pt" fo:font-style="normal" style:text-underline-style="solid" style:text-underline-width="auto" style:text-underline-color="font-color" fo:font-weight="bold" style:font-name-asian="Arial1" style:font-size-asian="12pt" style:font-style-asian="normal" style:font-weight-asian="bold" style:font-name-complex="Arial1" style:font-size-complex="12pt" style:font-style-complex="normal" style:font-weight-complex="bold"/>
    </style:style>
    <style:style style:name="P9" style:family="paragraph" style:parent-style-name="Standard">
      <style:paragraph-properties fo:text-align="justify" style:justify-single-word="false" style:text-autospace="none"/>
      <style:text-properties fo:color="#00cc00" style:text-line-through-style="none" style:font-name="Arial" fo:font-size="12pt"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P10" style:family="paragraph" style:parent-style-name="Standard">
      <style:paragraph-properties style:text-autospace="none"/>
      <style:text-properties fo:color="#00cc00" style:text-line-through-style="none" style:font-name="Arial" fo:font-size="12pt"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P11" style:family="paragraph" style:parent-style-name="Default">
      <style:paragraph-properties fo:text-align="center" style:justify-single-word="false" style:text-autospace="none"/>
      <style:text-properties fo:color="#000000" style:text-line-through-style="none" style:font-name="Arial1" fo:font-size="11.5pt" style:text-underline-style="none" style:font-name-asian="Arial1" style:font-size-asian="11.5pt" style:font-name-complex="Arial1" style:font-size-complex="11.5pt"/>
    </style:style>
    <style:style style:name="P12" style:family="paragraph" style:parent-style-name="Default">
      <style:paragraph-properties fo:text-align="center" style:justify-single-word="false" style:text-autospace="none"/>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P13" style:family="paragraph" style:parent-style-name="Default">
      <style:paragraph-properties fo:text-align="center" style:justify-single-word="false" style:text-autospace="none"/>
      <style:text-properties fo:color="#000000" style:text-line-through-style="none" style:font-name="Arial1" fo:font-size="14pt" style:text-underline-style="none" fo:font-weight="bold" style:font-name-asian="Arial1" style:font-size-asian="14pt" style:font-weight-asian="bold" style:font-name-complex="Arial1" style:font-size-complex="14pt" style:font-weight-complex="bold"/>
    </style:style>
    <style:style style:name="P14" style:family="paragraph" style:parent-style-name="Default">
      <style:paragraph-properties style:text-autospace="none"/>
      <style:text-properties fo:color="#000000" style:text-line-through-style="none" style:font-name="Arial" fo:font-size="12pt" fo:font-style="italic" style:text-underline-style="none" fo:font-weight="normal" style:font-name-asian="Arial1" style:font-size-asian="12pt" style:font-style-asian="italic" style:font-weight-asian="normal" style:font-name-complex="Arial1" style:font-size-complex="12pt" style:font-style-complex="italic" style:font-weight-complex="normal"/>
    </style:style>
    <style:style style:name="P15" style:family="paragraph" style:parent-style-name="Default" style:list-style-name="L2">
      <style:paragraph-properties style:text-autospace="none"/>
      <style:text-properties fo:color="#000000" style:text-line-through-style="none" style:font-name="Arial" fo:font-size="12pt" fo:font-style="italic" style:text-underline-style="none" fo:font-weight="normal" style:font-name-asian="Arial1" style:font-size-asian="12pt" style:font-style-asian="italic" style:font-weight-asian="normal" style:font-name-complex="Arial1" style:font-size-complex="12pt" style:font-style-complex="italic" style:font-weight-complex="normal"/>
    </style:style>
    <style:style style:name="P16" style:family="paragraph" style:parent-style-name="Default">
      <style:paragraph-properties fo:text-align="start" style:justify-single-word="false" style:text-autospace="none"/>
      <style:text-properties fo:color="#000000" style:text-line-through-style="none" style:font-name="Arial" fo:font-size="12pt" fo:font-style="italic" style:text-underline-style="none" fo:font-weight="normal" style:font-name-asian="Arial1" style:font-size-asian="12pt" style:font-style-asian="italic" style:font-weight-asian="normal" style:font-name-complex="Arial1" style:font-size-complex="12pt" style:font-style-complex="italic" style:font-weight-complex="normal"/>
    </style:style>
    <style:style style:name="P17" style:family="paragraph" style:parent-style-name="Default">
      <style:paragraph-properties style:text-autospace="none"/>
      <style:text-properties fo:color="#000000" style:text-line-through-style="none"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18" style:family="paragraph" style:parent-style-name="Default">
      <style:paragraph-properties style:text-autospace="none"/>
      <style:text-properties fo:color="#000000" style:text-line-through-style="none" style:font-name="Arial" fo:font-size="12pt"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P19" style:family="paragraph" style:parent-style-name="Default">
      <style:paragraph-properties style:text-autospace="none"/>
      <style:text-properties fo:color="#000000" style:text-line-through-style="none" style:font-name="Arial" fo:font-size="12pt" fo:font-style="normal" style:text-underline-style="solid" style:text-underline-width="auto" style:text-underline-color="font-color" fo:font-weight="bold" style:font-name-asian="Arial1" style:font-size-asian="12pt" style:font-style-asian="normal" style:font-weight-asian="bold" style:font-name-complex="Arial1" style:font-size-complex="12pt" style:font-style-complex="normal" style:font-weight-complex="bold"/>
    </style:style>
    <style:style style:name="P20" style:family="paragraph" style:parent-style-name="Default">
      <style:paragraph-properties style:text-autospace="none"/>
      <style:text-properties style:font-name="Arial" fo:font-size="12pt" style:text-underline-style="none" fo:font-weight="normal" style:font-size-asian="12pt" style:font-weight-asian="normal" style:font-size-complex="12pt" style:font-weight-complex="normal"/>
    </style:style>
    <style:style style:name="P21" style:family="paragraph" style:parent-style-name="Default">
      <style:paragraph-properties style:text-autospace="none"/>
    </style:style>
    <style:style style:name="P22" style:family="paragraph" style:parent-style-name="Default">
      <style:paragraph-properties style:text-autospace="none"/>
      <style:text-properties fo:color="#00cc00" style:text-line-through-style="none" style:font-name="Arial" fo:font-size="12pt" fo:font-style="normal" style:text-underline-style="solid" style:text-underline-width="auto" style:text-underline-color="font-color" fo:font-weight="bold" style:font-name-asian="Arial1" style:font-size-asian="12pt" style:font-style-asian="normal" style:font-weight-asian="bold" style:font-name-complex="Arial1" style:font-size-complex="12pt" style:font-style-complex="normal" style:font-weight-complex="bold"/>
    </style:style>
    <style:style style:name="P23" style:family="paragraph" style:parent-style-name="Default">
      <style:paragraph-properties fo:text-align="start" style:justify-single-word="false" style:text-autospace="none"/>
      <style:text-properties fo:color="#00cc00" style:text-line-through-style="none" style:font-name="Arial" fo:font-size="12pt" fo:font-style="normal" style:text-underline-style="solid" style:text-underline-width="auto" style:text-underline-color="font-color" fo:font-weight="bold" style:font-name-asian="Arial1" style:font-size-asian="12pt" style:font-style-asian="normal" style:font-weight-asian="bold" style:font-name-complex="Arial1" style:font-size-complex="12pt" style:font-style-complex="normal" style:font-weight-complex="bold"/>
    </style:style>
    <style:style style:name="P24" style:family="paragraph" style:parent-style-name="Table_20_Contents">
      <style:paragraph-properties fo:text-align="start" style:justify-single-word="false"/>
      <style:text-properties style:font-name="Arial" fo:font-size="12pt" style:font-name-asian="Arial1" style:font-size-asian="12pt" style:font-name-complex="Arial1" style:font-size-complex="12pt"/>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14pt" style:font-name-asian="Arial1" style:font-size-asian="14pt" style:font-name-complex="Arial1" style:font-size-complex="14pt"/>
    </style:style>
    <style:style style:name="T3" style:family="text">
      <style:text-properties fo:color="#000000" style:text-line-through-style="none" fo:font-style="normal" style:text-underline-style="none" fo:font-weight="normal" style:font-name-asian="Arial1" style:font-style-asian="normal" style:font-weight-asian="normal" style:font-name-complex="Arial1" style:font-style-complex="normal" style:font-weight-complex="normal"/>
    </style:style>
    <style:style style:name="T4" style:family="text">
      <style:text-properties fo:color="#000000" style:text-line-through-style="none" fo:font-style="normal" style:text-underline-style="none" fo:font-weight="bold" style:font-name-asian="Arial1" style:font-style-asian="normal" style:font-weight-asian="bold" style:font-name-complex="Arial1" style:font-style-complex="normal" style:font-weight-complex="bold"/>
    </style:style>
    <style:style style:name="T5" style:family="text">
      <style:text-properties fo:color="#000000" style:text-line-through-style="none" fo:font-style="normal" style:font-name-asian="Arial1" style:font-style-asian="normal" style:font-name-complex="Arial1" style:font-style-complex="normal"/>
    </style:style>
    <style:style style:name="T6" style:family="text">
      <style:text-properties fo:color="#000000" style:text-line-through-style="none" style:text-underline-style="none" fo:font-weight="bold" style:font-name-asian="Arial1" style:font-weight-asian="bold" style:font-name-complex="Arial1" style:font-weight-complex="bold"/>
    </style:style>
    <style:style style:name="T7" style:family="text">
      <style:text-properties fo:color="#000000" style:text-line-through-style="none" fo:font-style="italic" style:text-underline-style="none" fo:font-weight="normal" style:font-name-asian="Arial1" style:font-style-asian="italic" style:font-weight-asian="normal" style:font-name-complex="Arial1" style:font-style-complex="italic" style:font-weight-complex="normal"/>
    </style:style>
    <style:style style:name="T8" style:family="text">
      <style:text-properties fo:color="#000000" style:text-line-through-style="none" fo:language="de" fo:country="DE" fo:font-style="normal" style:font-name-asian="Arial1" style:font-style-asian="normal" style:font-name-complex="Arial1" style:font-style-complex="normal"/>
    </style:style>
    <style:style style:name="T9" style:family="text">
      <style:text-properties fo:color="#000000" style:text-line-through-style="none" fo:language="de" fo:country="DE" fo:font-style="italic" style:font-name-asian="Arial1" style:font-style-asian="normal" style:font-name-complex="Arial1" style:font-style-complex="normal"/>
    </style:style>
    <style:style style:name="T10" style:family="text">
      <style:text-properties fo:color="#000000" style:text-line-through-style="none"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1" style:family="text">
      <style:text-properties fo:color="#000000" style:text-underline-style="none"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language="de" fo:country="DE"/>
    </style:style>
    <style:style style:name="T14" style:family="text">
      <style:text-properties fo:language="de" fo:country="DE" style:text-underline-style="solid" style:text-underline-width="auto" style:text-underline-color="font-color"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none"/>
    </style:style>
    <style:style style:name="T18" style:family="text">
      <style:text-properties style:text-underline-style="none" fo:font-weight="normal" style:font-weight-asian="normal" style:font-weight-complex="normal"/>
    </style:style>
    <style:style style:name="T19" style:family="text">
      <style:text-properties fo:font-style="normal" style:font-style-asian="normal" style:font-style-complex="normal"/>
    </style:style>
    <style:style style:name="T20" style:family="text">
      <style:text-properties fo:color="#00cc00" style:text-underline-style="solid" style:text-underline-width="auto" style:text-underline-color="font-color"/>
    </style:style>
    <style:style style:name="T21" style:family="text">
      <style:text-properties fo:color="#00cc00" style:text-underline-style="solid" style:text-underline-width="auto" style:text-underline-color="font-color" fo:font-weight="bold" style:font-weight-asian="bold" style:font-weight-complex="bold"/>
    </style:style>
    <style:style style:name="T22" style:family="text">
      <style:text-properties fo:color="#00cc00" fo:font-weight="bold" style:font-weight-asian="bold" style:font-weight-complex="bold"/>
    </style:style>
    <style:style style:name="T23" style:family="text">
      <style:text-properties fo:color="#00cc00" fo:font-style="normal" style:text-underline-style="solid" style:text-underline-width="auto" style:text-underline-color="font-color" fo:font-weight="bold" style:font-style-asian="normal" style:font-weight-asian="bold"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
      <text:p text:style-name="P2"><text:span text:style-name="T1"><text:s/></text:span><text:span text:style-name="T2">Embedded Systems: Aufgabenblatt 1 </text:span></text:p>
      <text:p text:style-name="P11">SoSe 2018 Abgabe: 29.04.2018 </text:p>
      <text:p text:style-name="P13">(10 Punkte) </text:p>
      <text:p text:style-name="P12"/>
      <text:p text:style-name="P3"><text:span text:style-name="T6">Aufgabe 1 </text:span><text:span text:style-name="T7">(1 + 4 + 1 Punkte)</text:span><text:span text:style-name="T3">: </text:span></text:p>
      <text:p text:style-name="P1">Beschreiben Sie, wie sich die angesprochenen Merkmale auf Ihre Beispiele übertragen </text:p>
      <text:p text:style-name="P1">lassen? </text:p>
      <text:p text:style-name="P5">1) Informationsverarbeitende Systeme</text:p>
      <text:p text:style-name="P8">Smartphone:</text:p>
      <text:p text:style-name="P5">In einem Smartphone enthaltene Informationsverarbeitende Systeme sind , Speicher bzw. Speicherkarte, das Touchscreen als Benutzerinterface, Prozessoren, Mikrocontroller, Programme welche die Kameraeinstellungen anpassen, WLAN und Apps Das Smartphone enthält außerdem technische Elemente wie Mikrofon, Kamera, verschiedene Sensoren (Fingerabdrucksensor).</text:p>
      <text:p text:style-name="P5"/>
      <text:p text:style-name="P9"><text:span text:style-name="T16">Drohne</text:span> </text:p>
      <text:p text:style-name="P6">Informationsverarbeitender Teile: Speicher bzw. Speicherkarte, ein Mikroprozessor für die Navigation, ein Motherboard mit weiteren Prozessoren und USB-Anschlüssen sowie Programmen (Apps) für die Interaktion mit dem Benutzer-Interface (Steuerung über iPad, iPod, Videobrille oder Smartphone). Das Gyroskop liefert Informationen an Programme, welche den Flug des Objektes regeln.</text:p>
      <text:p text:style-name="P6">Technische Elemente: Akku, Motoren, beide Kameras sowie Sensoren</text:p>
      <text:p text:style-name="P6"/>
      <text:p text:style-name="P5">2) Besteht im Allgemeinen aus Hardware, Software und eingebetteten Komponenten</text:p>
      <text:p text:style-name="P5">Charakterisiert durch die Erfassung der Umwelt über Sensoren und Aktoren zur Interaktion (steuern, regeln, überwachen) mit seiner physischen Umgebung.</text:p>
      <text:p text:style-name="P10"><text:span text:style-name="T16">Smartphone:</text:span> </text:p>
      <text:p text:style-name="P5"><text:span text:style-name="T12">Hardware</text:span>: ROM, RAM, Prozessor, interner Speicher, <text:s/>Graphikprozessor, <text:s/>Touchscreen, Akku, Kamera, Mikrofon, Lautsprecher, WIFI etc.</text:p>
      <text:p text:style-name="P5"><text:span text:style-name="T12">Software</text:span>: <text:s/>Cores, Apps/Programme, OS,</text:p>
      <text:p text:style-name="P7"><text:span text:style-name="T17">Sensoren: </text:span><text:span text:style-name="T18">RGB-Sensor, Monochrom-Sensor, Fingerabdruck-Sensor, </text:span></text:p>
      <text:p text:style-name="P7"/>
      <text:p text:style-name="P9"><text:span text:style-name="T16">Drohne</text:span> </text:p>
      <text:p text:style-name="P5"><text:span text:style-name="T12">Hardware</text:span>: RAM, Prozessor , Akku, Kamera, Speicher, </text:p>
      <text:p text:style-name="P5"><text:span text:style-name="T12">Software</text:span>: <text:s/>Apps/Programme, Linux OS</text:p>
      <text:p text:style-name="P7"><text:span text:style-name="T17">Sensoren: </text:span><text:span text:style-name="T18">dreiachsiges Magnetometer, dreiachsiger Beschleunigungssensor </text:span></text:p>
      <text:p text:style-name="P7"><text:span text:style-name="T17">Aktoren:</text:span><text:span text:style-name="T18"> dreiachsiges Gyroskop <text:s/>Steuerung und Regelung der Stabilisation des Fluges durch die Motoren.</text:span></text:p>
      <text:p text:style-name="P5"/>
      <text:p text:style-name="P4"><text:span text:style-name="T10">3) meistens NUR für eine bestimmte Applikation (Anwendung) entworfen:</text:span></text:p>
      <text:p text:style-name="P5">- Würde man die Ausführung anderer Programme auf diesen Systemen zulassen,</text:p>
      <text:p text:style-name="P5"><text:s text:c="3"/>würden sie dadurch weniger verlässlich.</text:p>
      <text:p text:style-name="P5">- Die Ausführung anderer Programme ist nur möglich, wenn entsprechende Ressourcen <text:s/>wie z.B. Speicher ungenutzt sind. </text:p>
      <text:p text:style-name="P5">Klassifizierungs (Arten):</text:p>
      <text:p text:style-name="P5"><text:s text:c="7"/>- transformative :</text:p>
      <text:p text:style-name="P5"><text:s text:c="9"/>transformieren nur solche Eingaben in Ausgaben,</text:p>
      <text:p text:style-name="P5"><text:s text:c="9"/>die zum Beginn der Systemverarbeitung vollständig vorliegen (sind terminiert).</text:p>
      <text:p text:style-name="P5"><text:s text:c="9"/>Während der Verarbeitung kein Einfluss am System.</text:p>
      <text:p text:style-name="P5"><text:s text:c="8"/><text:span text:style-name="T22"><text:s/></text:span><text:span text:style-name="T21">Smartphone:</text:span> beim schreiben einer E-Mail wird darauf gewartet bis die </text:p>
      <text:p text:style-name="P5"><text:s text:c="31"/>Nachricht <text:s/>vollständig verfasst ist, bevor diese versendet wird.</text:p>
      <text:p text:style-name="P5"><text:soft-page-break/></text:p>
      <text:p text:style-name="P5"><text:s text:c="7"/>- interaktive - bestimmt durch das Rechnersystem: erzeugen Ausgaben nicht nur </text:p>
      <text:p text:style-name="P5"><text:s text:c="9"/>erst dann, wenn sie terminieren, sondern sie interagieren und synchronisieren</text:p>
      <text:p text:style-name="P5"><text:s text:c="9"/>stetig mit ihrer Umgebung. </text:p>
      <text:p text:style-name="P5"><text:s text:c="8"/><text:span text:style-name="T22"><text:s/></text:span><text:span text:style-name="T21">Smartphone:</text:span> das Navigationssystem aktualisiert sich währen der Fahrt, falls </text:p>
      <text:p text:style-name="P5"><text:s text:c="30"/>eine Rute neu berechnet werden muss.</text:p>
      <text:p text:style-name="P5"><text:s text:c="9"/><text:span text:style-name="T21">Drohne: </text:span><text:s/>die Drohne muss nicht zuerst alle Befehle empfangen bevor der </text:p>
      <text:p text:style-name="P5"><text:s text:c="24"/>Flug gestartet werden kann (Steuerung während des Fluges).</text:p>
      <text:p text:style-name="P5"/>
      <text:p text:style-name="P5"><text:s text:c="7"/>- reaktive - bestimmt durch Prozessumgebung: dauerhafte Interaktion mit </text:p>
      <text:p text:style-name="P5"><text:s text:c="10"/>seiner Umwelt. Das Computersystem reagiert nur noch auf die externen Stimuli, </text:p>
      <text:p text:style-name="P5"><text:s text:c="10"/>die Prozessumgebung synchronisiert den Rechner (und nicht umgekehrt).</text:p>
      <text:p text:style-name="P5"><text:s text:c="10"/><text:span text:style-name="T21">Drohne:</text:span> Gyroskop Umgebung beeinflusst den Flug des Objektes abhängig </text:p>
      <text:p text:style-name="P5"><text:s text:c="24"/>von der Umwelt (Windrichtung und Windstärke)</text:p>
      <text:p text:style-name="P5"/>
      <text:p text:style-name="P5">4) Systeme mit Echtzeit-Anforderungen </text:p>
      <text:p text:style-name="P5"><text:s/>→ harte Zeitbedingungen (Nichteinhalten ist Fehler)</text:p>
      <text:p text:style-name="P5"><text:span text:style-name="T21">Smartphone</text:span>: Internet Banking Datentransfer </text:p>
      <text:p text:style-name="P5">Bei der <text:span text:style-name="T21">Drohne</text:span> ist es besonders wichtig, dass die Befehle des Users möglichst schnell an das Fluggerät übermittelt werden damit dieses fehlerfrei funktionieren kann (Absturz oder Kollision sollen vermieden werden). Bei schwachem Akku/ Verbindungsverlust soll die Drohne selber landen.</text:p>
      <text:p text:style-name="P5"/>
      <text:p text:style-name="P5">→ weiche Zeitbedingungen (z.B. statistisch im Rahmen)</text:p>
      <text:p text:style-name="P5">Eine garantierte System Antwortzeit muss ohne statistische Argumente erklärt werden können.</text:p>
      <text:p text:style-name="P5"><text:span text:style-name="T21">Smartphone</text:span>: Datenübertragung per Skype</text:p>
      <text:p text:style-name="P5"><text:span text:style-name="T21">Drohne</text:span>: Akkuleistung beim Flug (irrelevant ob ein Akku für 13 oder 15min reicht)</text:p>
      <text:p text:style-name="P5"/>
      <text:p text:style-name="P5">5)</text:p>
      <text:p text:style-name="P5">Hybride System: enthalten sowohl analoge als auch digitale Schaltungsteile. </text:p>
      <text:p text:style-name="P5"><text:s/>Analoge Teile verarbeiten kontinuierliche Signalwerte in kontinuierlicher Zeit, wohingegen digitale Teile diskrete Signalwerte in diskreten Zeitschritten verarbeiten. </text:p>
      <text:p text:style-name="P5"><text:span text:style-name="T21">Smartphone &amp; Drohne:</text:span> Funkverbindung/Internetverbindung (analog), alles andere ist digital</text:p>
      <text:p text:style-name="P5"/>
      <text:p text:style-name="P1">Gehen Sie den gewählten Beispielen auf den Grund. Beschreiben Sie, auf welcher </text:p>
      <text:p text:style-name="P1">Hardware (Mikrocontroller, Speicher, Sensoren, Aktoren, Kommunikationselemente etc.) </text:p>
      <text:p text:style-name="P1">und Software (Betriebssystem) die Systeme basieren. Wenn es nicht möglich ist herauszufinden, welches Bauteil genau verwendet wurde, machen Sie einen Vorschlag für ein konkretes Bauteil. Für den Vorschlag soll ein Datenblatt vorliegen. </text:p>
      <text:p text:style-name="P17"/>
      <text:p text:style-name="P22">Beispiel 1(Huawei P10):</text:p>
      <text:p text:style-name="P19">HARDWARE:</text:p>
      <text:p text:style-name="P17">Im ersten Beispiel wird auf die Hard- und Software des Smartphones Huawei P10 eingegangen.</text:p>
      <text:p text:style-name="P17">Das Smartphone ist mit einem SKhynix H9HKNNNCUUMU BRNMH 706A 4 GB Arbeistspeicher ausgestattet, welcher das Betriebssystem, Anwendungsprogramme, </text:p>
      <text:p text:style-name="P17">sowie die Derzeit genutzten Daten enthält, damit der Prozessor auf diese zugreifen kann.</text:p>
      <text:p text:style-name="P17">Ein 64 GB eingebauter Computerspeicher(ROM).</text:p>
      <text:p text:style-name="P17">Ein Octa-Core HiSilicon Kirin 960 Prozessor (4 × 2,4 GHz Cortex-A73 und 4 × 1,8 GHz Cortex-A53) bildet die Zentrale Einheit und enthält die logischen Schaltungen</text:p>
      <text:p text:style-name="P17"><text:soft-page-break/>zur Ausführung von Instruktionen. Durch die Cores wird per Arbeitsteilung die Performance der Rechenleistungen erhöht.</text:p>
      <text:p text:style-name="P17">Ein 64 GB internen Speicher, welcher über eine microSD-Karte auf bis auf 256 GB erweitert werden kann. Dazu wird eine UHS (Ultra High Speed) Karte der Kategorie „U3“ (SanDisk: „V30“) mit einer garantierten Schreibgeschwindigkeit von 30 Megabytes pro Sekunde empfohlen. Integriert ist ein Mali-G71 MP8 GPU, welcher den eigentlichen Prozessor entlastet und auf eine Berechnung von Graphiken spezialisiert ist.</text:p>
      <text:p text:style-name="P17">Ein 5,1 Zoll 1080 x 1920 Pixel (432 ppi) IPS-NEO LCD kapazitiver Touchscreen ermöglicht es dem Benutzer verschiedene Aktionen am Gerät durchzuführen.</text:p>
      <text:p text:style-name="P17">Das Gerät besitzt eine 20-Megapixel-Hauptkamera auf der Rückseite und ein 12-Megapixel-Front-Shooter (Dual 20 MP + 12 MP, f / 2.2, OIS, Leica Optik) besteht aus zwei Kamerasensoren, einem gewöhnlichen 20 MP RGB-Sensor sowie einem 12 MP-Monochrom-Sensor.</text:p>
      <text:p text:style-name="P17">Der NXP 55102 0401 SSD704 NFC Controller-Chip ermöglicht die drahtlose Datenübertragung. Ein weiterer Vorteil ist, dass NFC äußerst sicher gegen das Abhören von außen ist. Nebenbei wird eine einteilige Metallrückabdeckung verwendet, die einen großen Bereich der Nanoinjektionsantenne verwendet, um einen guten Signalüberlauf zu gewährleisten. Des weiteren ist ein TI71CL7G1 TPS 65132B0 Single Inductor - Zwei-Ausgangs-Netzteil enthalten sowie ein SIM-Karten-Fach mit einem Anti-Reverse-Design, welches verhindert, dass es zu einer Beschädigung des Kartenschlitzes kommt, wobei ein Single SIM (Nano-SIM) oder Dual-SIM (Nano-SIM, Dual-Standby) unterstützt werden.</text:p>
      <text:p text:style-name="P17">Weitere Module befinden sich an der Unterseite darunter der Lautsprecher, USB-Typ-C-Port sowie ein Vibrationsmotor. Huawei P10 kommt mit einem 3.82V, 3200mAh, 12.23Wh Li-Ionen-Akku des <text:s/>Modells HB386280ECW aus.</text:p>
      <text:p text:style-name="P17"/>
      <text:p text:style-name="P19">SOFTWARE:</text:p>
      <text:p text:style-name="P17">Ausgeliefert wird das Huawei P10 mit dem EMUI 5.1 und Android 7.0 Nougat.</text:p>
      <text:p text:style-name="P20"><text:span text:style-name="T5">Bei der Emotion UI handelt es sich um die Benutzeroberfläche, welche Huawei auf den meisten Smartphone-Geräten verwendet. Mittlerweile ist VTR-L09 8.0.0.365 (C432) die aktuellste Version.Eine Erweiterung des Vorgängers geschah durch Android 7 Nougat. Die Aktualisierung bietet neue Funktionen wie Split Screen, eine Doze-on-the-Go-Funktion (zum sparen der Akkuenergie), sowie eine Verbesserung von Benachrichtigungen in Form von Notification Direct Reply und Bundled Notifications und Sicherheitsfunktionen (datenbasierte Verschlüsselung). Die aktuellste Version des Betriebssystems ist </text:span><text:span text:style-name="T9">Android</text:span><text:span text:style-name="T8"> 8.1 </text:span><text:span text:style-name="T9">Oreo. </text:span><text:span text:style-name="T8">Neu darunter ist die <text:s text:c="2"/>Neural-Networks-API (hardwarebeschleunigte Runtime für Maschinenlernoperationen), damit ist es möglich <text:s/>Maschinenlernen in Apps einzubinden.</text:span></text:p>
      <text:p text:style-name="P17"><text:span text:style-name="T13">Zudem wird eine Unterstützung für Android Go mitgebracht.</text:span></text:p>
      <text:p text:style-name="P17">.</text:p>
      <text:p text:style-name="P22">Beispiel 2 (Parrot AR.Drone) </text:p>
      <text:p text:style-name="P19">HARDWARE:</text:p>
      <text:p text:style-name="P17"><text:span text:style-name="T13">Der Parrot AR.Drone ist ein ferngesteuerter Quadcopter</text:span><text:span text:style-name="T14">,</text:span><text:span text:style-name="T13"> welcher über eine Mobile App gesteuert werden kann, welche für iPhone, iPod Touch oder iPad mithilfe von AR.Free Flight (einer kostenloser App) sowie <text:s/>Android zur Verfügung steht.</text:span></text:p>
      <text:p text:style-name="P17"><text:span text:style-name="T13">Durch einen 1000mAh 11,1V Lithium-Polymer-Akku (Einsatz Elektrolyten auf Polymerbasis) wird eine besonders hohe Energiedichte ermöglicht.</text:span></text:p>
      <text:p text:style-name="P21"><text:span text:style-name="T10">Als Prozessor wird ein ARM Cortex A8 1 GHz 32-bit mit DSP video 800 MHz TMS320DMC64x sowie ein Arbeitsspeicher (RAM) mit 1GB DDR2-RAM (200 MHz) verwendet. Die Drohne besitzt zwei Kameras, eine vordere mit 92° mit 720p (30 fps), dabei steht 720 für die vertikale Auflösung und p für die progressive Bildübertragung. Die untere eine QVGA (60 fps). Ein 4GB großer Speicher ermöglicht Aufnahmen im 4K. Die Drohne besitzt ein dreiachsiges Gyroskop (Genauigkeit von 2.000 ° / Sekunde), diese werden als <text:s/>Navigationsinstrumente sowie zur aktiven Lageregelung eingesetzt. Zur </text:span><text:soft-page-break/><text:span text:style-name="T10">Messung magnetischer Flussdichten besitzt das Gerät einen dreiachsigen Magnetometer ( IIS2MDC umfasst eine serielle I2C-Busschnittstelle und hat eine Hochgeschwindigkeit (100 kHz, 400 kHz, 1 MHz und 3,4 MHz)). Außerdem gibt es noch einen dreiachsigen Beschleunigungssensor (LIS3DSH) sowie einen Ultraschall- und Luftdrucksensor zur Abstandsmessung( X-CUBE-53L1A1) und 4 Innenläufermotoren (14,5 Watt / 28.500 rpm). </text:span></text:p>
      <text:p text:style-name="P21"><text:span text:style-name="T10"/></text:p>
      <text:p text:style-name="P19">SOFTWARE:</text:p>
      <text:p text:style-name="P17">Unter den Neuerungen der Version Linux 2.6.32 stechen unter anderem 3D-Unterstützung für neuere Radeon-Grafikchips, bessere Nutzung der Stromspartechniken moderner Hardware und zahlreiche Verbesserungen an KVM und Btrfs hervor.</text:p>
      <text:p text:style-name="P17"/>
      <text:p text:style-name="P1">Überlegen Sie, warum die Entwickler/innen die Systeme so konstruiert und nicht anders </text:p>
      <text:p text:style-name="P1">entworfen haben. </text:p>
      <table:table table:name="Tabelle1" table:style-name="Tabelle1">
        <table:table-column table:style-name="Tabelle1.A" table:number-columns-repeated="2"/>
        <table:table-row>
          <table:table-cell table:style-name="Tabelle1.A1" office:value-type="string">
            <text:p text:style-name="P23">Smartphone:</text:p>
          </table:table-cell>
          <table:table-cell table:style-name="Tabelle1.B1" office:value-type="string">
            <text:p text:style-name="P16"><text:span text:style-name="T23">Drohne:</text:span></text:p>
          </table:table-cell>
        </table:table-row>
        <table:table-row>
          <table:table-cell table:style-name="Tabelle1.A2" office:value-type="string">
            <text:p text:style-name="P24">- schnelle Arbeitsweise wegen Prozessor (LTE- fähig)</text:p>
          </table:table-cell>
          <table:table-cell table:style-name="Tabelle1.B2" office:value-type="string">
            <text:p text:style-name="P16">- geringe Kosten (größenabhängig)</text:p>
          </table:table-cell>
        </table:table-row>
        <table:table-row>
          <table:table-cell table:style-name="Tabelle1.A2" office:value-type="string">
            <text:p text:style-name="P16">- größerer Speicher sowie handliche Größe </text:p>
          </table:table-cell>
          <table:table-cell table:style-name="Tabelle1.B2" office:value-type="string">
            <text:p text:style-name="P16">- austauschbarer Akku</text:p>
          </table:table-cell>
        </table:table-row>
        <table:table-row>
          <table:table-cell table:style-name="Tabelle1.A2" office:value-type="string">
            <text:p text:style-name="P16"><text:s/>- lange Akku Laufzeit</text:p>
          </table:table-cell>
          <table:table-cell table:style-name="Tabelle1.B2" office:value-type="string">
            <text:p text:style-name="P16">- Luftaufnahmen</text:p>
          </table:table-cell>
        </table:table-row>
        <table:table-row>
          <table:table-cell table:style-name="Tabelle1.A2" office:value-type="string">
            <text:p text:style-name="P16">- update fähige Android Version</text:p>
          </table:table-cell>
          <table:table-cell table:style-name="Tabelle1.B2" office:value-type="string">
            <text:p text:style-name="P16">- viele Möglichkeiten zum verbessern oder erweitern</text:p>
          </table:table-cell>
        </table:table-row>
        <table:table-row>
          <table:table-cell table:style-name="Tabelle1.A2" office:value-type="string">
            <text:p text:style-name="P16">- leicht, viele Apps</text:p>
          </table:table-cell>
          <table:table-cell table:style-name="Tabelle1.B2" office:value-type="string">
            <text:p text:style-name="P24"/>
          </table:table-cell>
        </table:table-row>
        <table:table-row>
          <table:table-cell table:style-name="Tabelle1.A2" office:value-type="string">
            <text:p text:style-name="P16">- Speicher erweiterbar</text:p>
          </table:table-cell>
          <table:table-cell table:style-name="Tabelle1.B2" office:value-type="string">
            <text:p text:style-name="P24"/>
          </table:table-cell>
        </table:table-row>
        <table:table-row>
          <table:table-cell table:style-name="Tabelle1.A2" office:value-type="string">
            <text:p text:style-name="P16">- hohe Wartbarkeit und <text:s/>Zuverlässigkeit</text:p>
          </table:table-cell>
          <table:table-cell table:style-name="Tabelle1.B2" office:value-type="string">
            <text:p text:style-name="P24"/>
          </table:table-cell>
        </table:table-row>
      </table:table>
      <text:p text:style-name="P17"/>
      <text:p text:style-name="P3"><text:span text:style-name="T4">Aufgabe 2 </text:span><text:span text:style-name="T7">(2 + 2 Punkte)</text:span><text:span text:style-name="T3">: </text:span></text:p>
      <text:p text:style-name="P17">- Beschreiben Sie die Anforderungen im Detail, die an die Beispiele der eingebetteten </text:p>
      <text:p text:style-name="P17">Systeme gestellt werden. </text:p>
      <text:p text:style-name="P17">- Stellen Sie weiterhin dar, welche Auswirkungen das Nichteinhalten der Anforderungen </text:p>
      <text:p text:style-name="P17">haben kann. </text:p>
      <text:p text:style-name="P18">Zuverlässigkeit (nicht ausfallen)</text:p>
      <text:p text:style-name="P17">Daten und Kommunikationskanäle sicher gegen unbefugten Zugriff und unbeabsichtigte Änderungen</text:p>
      <text:p text:style-name="P22">Smartphone:</text:p>
      <text:p text:style-name="P17">Durch den Fingerabdrucksensor erfolgt die Steigerung der Sicherheit indem der unbefugte Zugriff auf das Gerät erschwert wird. Durch einen verbesserten Akku sind ausfälle fast ausgeschlossen.</text:p>
      <text:p text:style-name="P1"><text:span text:style-name="T23">Drohne:</text:span></text:p>
      <text:p text:style-name="P17">Es ist gewährleistet, dass nicht alle Motoren gleichzeitig ausfallen, zudem gibt es einen sicheren Verbindungsaufbau zwischen Gerät und Benutzer.</text:p>
      <text:p text:style-name="P17">=&gt; bei nicht einhalten dieses Punktes kann die Datensicherheit des Benutzers verletzt</text:p>
      <text:p text:style-name="P17"><text:s/>werden</text:p>
      <text:p text:style-name="P17">=&gt; Drohne kann vom Himmel fallen und Schäden verursachen</text:p>
      <text:p text:style-name="P17"/>
      <text:p text:style-name="P18">Wartbarkeit (schnell repariert bei Ausfall)</text:p>
      <text:p text:style-name="P22">Smartphone:</text:p>
      <text:p text:style-name="P22"><text:span text:style-name="T11">Eine Systemaktualisierung erfolgt regelmäßig, sodass das System stets auf dem neusten Stand ist und der Benutzer neue Programme weiter verwenden kann</text:span></text:p>
      <text:p text:style-name="P1"><text:span text:style-name="T23">Drohne:</text:span></text:p>
      <text:p text:style-name="P1"><text:span text:style-name="T19">Sämtliche Hardware-Komponenten können leicht ausgetauscht werden, für ein Update </text:span><text:soft-page-break/><text:span text:style-name="T19">des Flugsystems stehen regelmäßige Updates bereit. </text:span></text:p>
      <text:p text:style-name="P17">=&gt; Systemausfall</text:p>
      <text:p text:style-name="P17"/>
      <text:p text:style-name="P18">Verfügbarkeit (hohe Zuverlässigkeit, hohe Wartbarkeit)</text:p>
      <text:p text:style-name="P22">Smartphone:</text:p>
      <text:p text:style-name="P17">hat hohe Zuverlässigkeit und Wartbarkeit</text:p>
      <text:p text:style-name="P1"><text:span text:style-name="T23">Drohne:</text:span></text:p>
      <text:p text:style-name="P17">Zuverlässigkeit nicht immer gewährleistet, dafür hohe Wartbarkeit</text:p>
      <text:p text:style-name="P17"/>
      <text:p text:style-name="P18">Sicherheit (keinen Schaden bei Ausfall)</text:p>
      <text:p text:style-name="P22">Smartphone:</text:p>
      <text:p text:style-name="P17">Kurz vor dem Systemausfall (z.B wenn Akkuleistung schwächer wird) oder bei Problemen wir eine Meldung an den User geliefert, die ihn in Kenntnis setzt, dass sich das Gerät in kürze ausschaltet, aktualisiert wird oder eine Wartung benötigt.</text:p>
      <text:p text:style-name="P1"><text:span text:style-name="T23">Drohne:</text:span></text:p>
      <text:p text:style-name="P1"><text:span text:style-name="T19">Drohne landet wenn die Verbindung zum Controller abbricht oder die Akkuleistung niedrig ist.</text:span></text:p>
      <text:p text:style-name="P17">=&gt; unerwarteter Systemausfall inklusive Personenschaden (nur bei Drohne), sowie Missverständnisse die bei Bedienung auftreten können</text:p>
      <text:p text:style-name="P17"/>
      <text:p text:style-name="P18">Integrität (Gewährleistung von Daten- und Kommunikationssicherheit)</text:p>
      <text:p text:style-name="P22">Smartphone:</text:p>
      <text:p text:style-name="P17">Durch das NFC ist das Gerät äußerst sicher gegen das Abhören von außen. Der Fingerabdruck-Sensor gewährleistet noch zusätzlich, dass unbefugte keinen Zugang zu Daten haben. </text:p>
      <text:p text:style-name="P1"><text:span text:style-name="T23">Drohne:</text:span></text:p>
      <text:p text:style-name="P17">Anlegen eines Accounts und Angabe der Benutzer- Daten um sich <text:s/>als „Pilot“ der Drohne registrieren zu können.</text:p>
      <text:p text:style-name="P17">=&gt; abfangen vertraulicher Daten sowie ein eindringen ins fremde System und übernahme der Steuerung.</text:p>
      <text:p text:style-name="P17"/>
      <text:p text:style-name="P18">Energieverbrauch (Energie kostet...)</text:p>
      <text:p text:style-name="P22">Smartphone:</text:p>
      <text:p text:style-name="P17">geringer Verbrauch im Ultra-Stromspar-Modus, haben aber eine schnelle Ladezeit. </text:p>
      <text:p text:style-name="P1"><text:span text:style-name="T23">Drohne:</text:span></text:p>
      <text:p text:style-name="P1"><text:span text:style-name="T19">austauschbare Akkus</text:span></text:p>
      <text:p text:style-name="P1"><text:span text:style-name="T19">=&gt; Operationen die viel Touchscreen-Aktivität benötigen (z.B Navigation) lassen den Akku schneller entladen</text:span></text:p>
      <text:p text:style-name="P1"><text:span text:style-name="T19">=&gt; Akku fest integriert in P10</text:span></text:p>
      <text:p text:style-name="P1"><text:span text:style-name="T19">=&gt;hoher Energieverbrauch und lange Ladezeit (ca. 1 Stunde)</text:span></text:p>
      <text:p text:style-name="P1"><text:span text:style-name="T19"/></text:p>
      <text:p text:style-name="P18">Codegröße (z.B. Festplatte oft ungewünscht wg. Verschleiß)</text:p>
      <text:p text:style-name="P17"><text:span text:style-name="T21">Smartphone: </text:span>Codegröße groß, damit Applikationen und Steuerprogramme laufen können</text:p>
      <text:p text:style-name="P17"><text:span text:style-name="T21">Drohne:</text:span> geringe Codegröße, Verbindung zum Benutzer, Navigation sowie Stabilisation des Geräts</text:p>
      <text:p text:style-name="P17">=&gt; bei geringer Codegröße wäre das P10 nicht in der Lage seine Aufgaben mit erwünschtem Erfolg zu erledigen</text:p>
      <text:p text:style-name="P17"/>
      <text:p text:style-name="P18">Gewicht (z.B. leicht trag- oder Verbaubar)</text:p>
      <text:p text:style-name="P18"><text:span text:style-name="T20">Smartphone: </text:span><text:span text:style-name="T15">sehr leicht und handlich</text:span></text:p>
      <text:p text:style-name="P18"><text:span text:style-name="T20">Drohne: </text:span><text:span text:style-name="T15">gibt es in verschiedenen Ausführungen, sowie für verschiedene Bereiche (z.B beim Bau von neuen Stecken oder einfach nur zum Hobb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ymbol" svg:font-family="Symbol"/>
    <style:font-face style:name="Times New Roman1" svg:font-family="'Times New Roman'" style:font-family-generic="roman"/>
    <style:font-face style:name="Arial1" svg:font-family="Arial, Helvetica"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27T12:41:00.69</meta:creation-date>
    <dc:date>2018-04-28T18:10:45.83</dc:date>
    <meta:editing-duration>PT14H3M2S</meta:editing-duration>
    <meta:editing-cycles>22</meta:editing-cycles>
    <meta:generator>OpenOffice/4.1.3$Win32 OpenOffice.org_project/413m1$Build-9783</meta:generator>
    <meta:document-statistic meta:table-count="1" meta:image-count="0" meta:object-count="0" meta:page-count="5" meta:paragraph-count="153" meta:word-count="1730" meta:character-count="13485"/>
  </office:meta>
</office:document-meta>
</file>